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231b2" officeooo:paragraph-rsid="001231b2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8pt" fo:font-weight="bold" officeooo:rsid="001231b2" officeooo:paragraph-rsid="0013c704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fo:font-weight="bold" officeooo:rsid="001231b2" officeooo:paragraph-rsid="001231b2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13c704" style:font-size-asian="15.75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f input given in matrix form :</text:p>
      <text:p text:style-name="P2"><text:span text:style-name="T3">question : https://leetcode.com/problems/flood-fill/</text:span><text:span text:style-name="T2"> </text:span></text:p>
      <text:p text:style-name="P1"><text:span text:style-name="T2"/></text:p>
      <text:p text:style-name="P3"><text:span text:style-name="T1">class Solution {</text:span></text:p>
      <text:p text:style-name="P3"><text:span text:style-name="T1">public:</text:span></text:p>
      <text:p text:style-name="P3"><text:span text:style-name="T1"><text:s text:c="4"/>void dfs(int i, int j , int intialColor, int newColor, vector&lt;vector&lt;int&gt;&gt; &amp;image){</text:span></text:p>
      <text:p text:style-name="P3"><text:span text:style-name="T1"><text:tab/>int n= image.size();</text:span></text:p>
      <text:p text:style-name="P3"><text:span text:style-name="T1"><text:tab/>int m= image[0].size();</text:span></text:p>
      <text:p text:style-name="P3"><text:span text:style-name="T1"/></text:p>
      <text:p text:style-name="P3"><text:span text:style-name="T1"><text:tab/>if(i&lt;0 || j&lt;0) return;</text:span></text:p>
      <text:p text:style-name="P3"><text:span text:style-name="T1"><text:tab/>if(i&gt;=n || j&gt;=n) return;</text:span></text:p>
      <text:p text:style-name="P3"><text:span text:style-name="T1"><text:tab/>if(image[i][j] != intialColor) return;</text:span></text:p>
      <text:p text:style-name="P3"><text:span text:style-name="T1"/></text:p>
      <text:p text:style-name="P3"><text:span text:style-name="T1"><text:tab/>image[i][j]=newColor;</text:span></text:p>
      <text:p text:style-name="P3"><text:span text:style-name="T1"/></text:p>
      <text:p text:style-name="P3"><text:span text:style-name="T1"><text:tab/>dfs(i-1,j,intialColor,newColor,image);</text:span></text:p>
      <text:p text:style-name="P3"><text:span text:style-name="T1"><text:tab/>dfs(i+1,j,intialColor,newColor,image);</text:span></text:p>
      <text:p text:style-name="P3"><text:span text:style-name="T1"><text:tab/>dfs(i,j-1,intialColor,newColor,image);</text:span></text:p>
      <text:p text:style-name="P3"><text:span text:style-name="T1"><text:tab/>dfs(i,j+1,intialColor,newColor,image);</text:span></text:p>
      <text:p text:style-name="P3"><text:span text:style-name="T1"/></text:p>
      <text:p text:style-name="P3"><text:span text:style-name="T1"><text:s text:c="4"/>}</text:span></text:p>
      <text:p text:style-name="P3"><text:span text:style-name="T1"/></text:p>
      <text:p text:style-name="P3"><text:span text:style-name="T1"><text:s text:c="4"/></text:span></text:p>
      <text:p text:style-name="P3"><text:span text:style-name="T1"><text:s text:c="4"/></text:span></text:p>
      <text:p text:style-name="P3"><text:span text:style-name="T1"><text:s text:c="4"/>vector&lt;vector&lt;int&gt;&gt; floodFill(vector&lt;vector&lt;int&gt;&gt;&amp; image, int sr, int sc, int newColor) {</text:span></text:p>
      <text:p text:style-name="P3"><text:span text:style-name="T1"><text:s text:c="8"/><text:tab/>int intialColor=image[sr][sc];</text:span></text:p>
      <text:p text:style-name="P3"><text:span text:style-name="T1"><text:tab/>if(intialColor != newColor){</text:span></text:p>
      <text:p text:style-name="P3"><text:span text:style-name="T1"><text:tab/><text:tab/>dfs(sr, sc, intialColor,newColor,image);</text:span></text:p>
      <text:p text:style-name="P3"><text:span text:style-name="T1"><text:tab/>}</text:span></text:p>
      <text:p text:style-name="P3"><text:span text:style-name="T1"><text:s text:c="4"/>return image;</text:span></text:p>
      <text:p text:style-name="P3"><text:span text:style-name="T1"><text:s text:c="4"/>}</text:span></text:p>
      <text:p text:style-name="P3"><text:span text:style-name="T1">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07:32:04.678202102</meta:creation-date>
    <dc:date>2021-11-09T08:08:59.735752353</dc:date>
    <meta:editing-duration>PT26M45S</meta:editing-duration>
    <meta:editing-cycles>1</meta:editing-cycles>
    <meta:document-statistic meta:table-count="0" meta:image-count="0" meta:object-count="0" meta:page-count="1" meta:paragraph-count="26" meta:word-count="73" meta:character-count="746" meta:non-whitespace-character-count="645"/>
    <meta:generator>LibreOffice/6.0.7.3$Linux_X86_64 LibreOffice_project/00m0$Build-3</meta:generator>
  </office:meta>
</office:document-meta>
</file>